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06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2.282cm"/>
    </style:style>
    <style:style style:name="co4" style:family="table-column">
      <style:table-column-properties fo:break-before="auto" style:column-width="10.54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sues to solv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WHO/USERS</text:p>
          </table:table-cell>
          <table:table-cell table:style-name="ce1" office:value-type="string">
            <text:p>ISSUES TO SOLVE</text:p>
          </table:table-cell>
          <table:table-cell table:number-columns-repeated="1022"/>
        </table:table-row>
        <table:table-row table:style-name="ro1">
          <table:table-cell office:value-type="string">
            <text:p>Students Girls Code</text:p>
          </table:table-cell>
          <table:table-cell office:value-type="string">
            <text:p>Can´t see what´s available</text:p>
          </table:table-cell>
          <table:table-cell office:value-type="string">
            <text:p>Searchability</text:p>
          </table:table-cell>
          <table:table-cell table:number-columns-repeated="1021"/>
        </table:table-row>
        <table:table-row table:style-name="ro1">
          <table:table-cell office:value-type="string">
            <text:p>Donators</text:p>
          </table:table-cell>
          <table:table-cell office:value-type="string">
            <text:p>Can´t see all books</text:p>
          </table:table-cell>
          <table:table-cell table:number-columns-repeated="1022"/>
        </table:table-row>
        <table:table-row table:style-name="ro1">
          <table:table-cell office:value-type="string">
            <text:p>Librarian</text:p>
          </table:table-cell>
          <table:table-cell office:value-type="string">
            <text:p>Can´t trace books</text:p>
          </table:table-cell>
          <table:table-cell office:value-type="string">
            <text:p>Traceability</text:p>
          </table:table-cell>
          <table:table-cell table:number-columns-repeated="1021"/>
        </table:table-row>
        <table:table-row table:style-name="ro1">
          <table:table-cell office:value-type="string">
            <text:p>Coaches</text:p>
          </table:table-cell>
          <table:table-cell office:value-type="string">
            <text:p>Can´t see which books people wa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t enough books</text:p>
          </table:table-cell>
          <table:table-cell office:value-type="string">
            <text:p>Availabil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n´t donate a book</text:p>
          </table:table-cell>
          <table:table-cell office:value-type="string">
            <text:p>Availabil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n´t see if a book is good</text:p>
          </table:table-cell>
          <table:table-cell office:value-type="string">
            <text:p>Quality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 cas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4" table:default-cell-style-name="ce4"/>
        <table:table-row table:style-name="ro2">
          <table:table-cell table:style-name="ce2" office:value-type="string">
            <text:p>USE CASE</text:p>
          </table:table-cell>
          <table:table-cell table:style-name="ce3" office:value-type="string">
            <text:p>Student</text:p>
          </table:table-cell>
          <table:table-cell table:style-name="ce3" office:value-type="string">
            <text:p>Donator</text:p>
          </table:table-cell>
          <table:table-cell table:style-name="ce3" office:value-type="string">
            <text:p>Librarian</text:p>
          </table:table-cell>
          <table:table-cell table:style-name="ce3" office:value-type="string">
            <text:p>Coach</text:p>
          </table:table-cell>
        </table:table-row>
        <table:table-row table:style-name="ro3">
          <table:table-cell office:value-type="string">
            <text:p>Digital signature of borrowing contract</text:p>
          </table:table-cell>
          <table:table-cell table:number-columns-repeated="4"/>
        </table:table-row>
        <table:table-row table:style-name="ro3">
          <table:table-cell office:value-type="string">
            <text:p>Search feature showing book's availability or when it's due back</text:p>
          </table:table-cell>
          <table:table-cell table:number-columns-repeated="4" office:value-type="string">
            <text:p>X</text:p>
          </table:table-cell>
        </table:table-row>
        <table:table-row table:style-name="ro3">
          <table:table-cell office:value-type="string">
            <text:p>Ability to suggest books by scanning ISBN or link to Amazon</text:p>
          </table:table-cell>
          <table:table-cell table:number-columns-repeated="4" office:value-type="string">
            <text:p>X</text:p>
          </table:table-cell>
        </table:table-row>
        <table:table-row table:style-name="ro3">
          <table:table-cell office:value-type="string">
            <text:p>Dashboard – what is borrowed?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List available books</text:p>
          </table:table-cell>
          <table:table-cell table:number-columns-repeated="4" office:value-type="string">
            <text:p>X</text:p>
          </table:table-cell>
        </table:table-row>
        <table:table-row table:style-name="ro3">
          <table:table-cell office:value-type="string">
            <text:p>List borrowed books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Ability to reserve a book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Wish butto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Account history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Search by keyword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Link to GoodReads/ Amazon online library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Blink of book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Link to Amazon (look inside + reviews)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Can puchase an item and deliver to nominated address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Have real pictures of the books</text:p>
          </table:table-cell>
          <table:table-cell table:number-columns-repeated="4" office:value-type="string">
            <text:p>X</text:p>
          </table:table-cell>
        </table:table-row>
        <table:table-row table:style-name="ro3">
          <table:table-cell office:value-type="string">
            <text:p>See book summary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Donate button with a link to the book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Number of copies of popular books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office:value-type="string">
            <text:p>Show when a borrowed book will become availabl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Can only renew a couple of times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3">
          <table:table-cell office:value-type="string">
            <text:p>ISBN to identify book</text:p>
          </table:table-cell>
          <table:table-cell table:number-columns-repeated="4" office:value-type="string">
            <text:p>X</text:p>
          </table:table-cell>
        </table:table-row>
        <table:table-row table:style-name="ro3">
          <table:table-cell office:value-type="string">
            <text:p>Waiting list notification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Email reminders for overdue books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3">
          <table:table-cell office:value-type="string">
            <text:p>Book reviews – ability to pos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Membership login</text:p>
          </table:table-cell>
          <table:table-cell table:number-columns-repeated="4" office:value-type="string">
            <text:p>X</text:p>
          </table:table-cell>
        </table:table-row>
        <table:table-row table:style-name="ro3">
          <table:table-cell office:value-type="string">
            <text:p>Registration</text:p>
          </table:table-cell>
          <table:table-cell table:number-columns-repeated="4" office:value-type="string">
            <text:p>X</text:p>
          </table:table-cell>
        </table:table-row>
        <table:table-row table:style-name="ro3">
          <table:table-cell office:value-type="string">
            <text:p>Virtual EVA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Robot libraria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Online reserve booking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Basket – which books have I reserved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office:value-type="string">
            <text:p>Flag a book as damaged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Not too complicated – big buttons</text:p>
          </table:table-cell>
          <table:table-cell table:number-columns-repeated="4" office:value-type="string">
            <text:p>X</text:p>
          </table:table-cell>
        </table:table-row>
        <table:table-row table:style-name="ro2">
          <table:table-cell office:value-type="string">
            <text:p>Scan book barcodes</text:p>
          </table:table-cell>
          <table:table-cell table:number-columns-repeated="4" office:value-type="string">
            <text:p>X</text:p>
          </table:table-cell>
        </table:table-row>
        <table:table-row table:style-name="ro3">
          <table:table-cell office:value-type="string">
            <text:p>Waiting list notification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Checkin/Check out process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2">
          <table:table-cell office:value-type="string">
            <text:p>QR code to checkin/checkout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2" table:number-rows-repeated="1048538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29/07/2018</text:date>, <text:time>12:3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9T12:35:02.90</dc:date>
    <meta:generator>OpenOffice.org/3.4.1$Win32 OpenOffice.org_project/341m1$Build-9593</meta:generator>
    <meta:editing-duration>PT36M14S</meta:editing-duration>
    <meta:editing-cycles>5</meta:editing-cycles>
    <meta:document-statistic meta:table-count="2" meta:cell-count="140" meta:object-count="0"/>
  </office:meta>
</office:document-meta>
</file>